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00%" style:punctuation-wrap="hanging" style:line-break="strict"/>
      <style:text-properties style:font-name="Verdana1" fo:font-size="36pt" style:font-size-asian="36pt" style:font-size-complex="36pt"/>
    </style:style>
    <style:style style:name="P2" style:family="paragraph">
      <style:text-properties style:font-name="Verdana1" fo:font-size="36pt" style:font-size-asian="36pt" style:font-size-complex="36pt"/>
    </style:style>
    <style:style style:name="P3" style:family="paragraph">
      <style:text-properties fo:font-size="20pt"/>
    </style:style>
    <style:style style:name="T1" style:family="text">
      <style:text-properties style:font-name="Verdana1"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>
          <draw:text-box>
            <text:p>Ave Maria</text:p>
          </draw:text-box>
        </draw:frame>
        <draw:frame presentation:style-name="pr2" draw:text-style-name="P2" draw:layer="layout" svg:width="28cm" svg:height="11.7cm" svg:x="0cm" svg:y="3.9cm" presentation:class="outline">
          <draw:text-box>
            <text:p text:style-name="P1"><text:span text:style-name="T1">Ave Maria, gratia plena</text:span></text:p>
            <text:p text:style-name="P1"><text:span text:style-name="T1">Dominus tecum, </text:span></text:p>
            <text:p text:style-name="P1"><text:span text:style-name="T1">Ave Mar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list text:style-name="L2">
              <text:list-item>
                <text:p>Benedicta tu</text:p>
              </text:list-item>
              <text:list-item>
                <text:p>Benedicta tu in mulieribus</text:p>
              </text:list-item>
              <text:list-item>
                <text:p>Et benedictus </text:p>
              </text:list-item>
              <text:list-item>
                <text:p>Fructus ventris tui Jes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list text:style-name="L2">
              <text:list-item>
                <text:p>Ave Maria,</text:p>
              </text:list-item>
              <text:list-item>
                <text:p>Ave Ma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list text:style-name="L2">
              <text:list-item>
                <text:p>Santa Maria</text:p>
              </text:list-item>
              <text:list-item>
                <text:p>Mater dei</text:p>
              </text:list-item>
              <text:list-item>
                <text:p>Ora pro nobis peccatorib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list text:style-name="L2">
              <text:list-item>
                <text:p>Nunc et in hora</text:p>
              </text:list-item>
              <text:list-item>
                <text:p>Mortis nostrae a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list text:style-name="L2">
              <text:list-item>
                <text:p>Ave Maria</text:p>
              </text:list-item>
              <text:list-item>
                <text:p>Ave Maria</text:p>
              </text:list-item>
              <text:list-item>
                <text:p>Av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cm" fo:margin-bottom="0.37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cm" fo:margin-bottom="0.297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9cm" presentation:class="outline" presentation:placeholder="true">
        <draw:text-box/>
      </draw:frame>
      <draw:frame presentation:style-name="Mpr7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1-09T10:23:48.550933850</dc:date>
    <dc:creator>irvy </dc:creator>
    <meta:editing-duration>PT3H8M19S</meta:editing-duration>
    <meta:editing-cycles>31</meta:editing-cycles>
    <meta:generator>LibreOffice/4.2.7.2$Linux_X86_64 LibreOffice_project/420m0$Build-2</meta:generator>
    <meta:document-statistic meta:object-count="63"/>
  </office:meta>
</office:document-meta>
</file>